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athTest3.getLinkedPath( SerialContext serial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son2.setInfoMap( Map &lt; String , String &gt; info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Id2( int i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athTest3.test_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son2.getInfo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2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2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ropertyPreFilter.MyPropertyPreFilter( String [ ] onl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ropertyPreFilter.apply( JSONSerializer serializer , Object sour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.getI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Children( List &lt; Person &gt;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athTest3.test_pat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PropertyPreFilter.containInclude( String [ ] ss , String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